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rl-tb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1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1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" style:family="table">
      <style:table-properties style:width="6.925in" table:align="margins" style:writing-mode="rl-tb"/>
    </style:style>
    <style:style style:name="Table4.A" style:family="table-column">
      <style:table-column-properties style:column-width="1.7306in" style:rel-column-width="16377*"/>
    </style:style>
    <style:style style:name="Table4.B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9in" style:rel-column-width="16392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8535in" style:rel-column-width="17541*"/>
    </style:style>
    <style:style style:name="Table3.B" style:family="table-column">
      <style:table-column-properties style:column-width="1.684in" style:rel-column-width="15938*"/>
    </style:style>
    <style:style style:name="Table3.C" style:family="table-column">
      <style:table-column-properties style:column-width="3.3875in" style:rel-column-width="32056*"/>
    </style:style>
    <style:style style:name="Table3.A1" style:family="table-cell">
      <style:table-cell-properties style:vertical-align="middle"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57176" officeooo:paragraph-rsid="00375a5d" style:font-size-asian="22pt" style:font-name-complex="KFGQPC Uthmanic Script HAFS1" style:font-size-complex="22pt"/>
    </style:style>
    <style:style style:name="P2" style:family="paragraph" style:parent-style-name="Table_20_Contents">
      <style:paragraph-properties fo:text-align="center" style:justify-single-word="false"/>
      <style:text-properties style:font-name="KFGQPC Uthmanic Script HAFS1" fo:font-size="22pt" officeooo:rsid="0017943f" officeooo:paragraph-rsid="00375a5d" style:font-size-asian="22pt" style:font-name-complex="KFGQPC Uthmanic Script HAFS1" style:font-size-complex="22pt"/>
    </style:style>
    <style:style style:name="P3" style:family="paragraph" style:parent-style-name="Heading_20_3">
      <style:paragraph-properties fo:text-align="center" style:justify-single-word="false" style:writing-mode="rl-tb"/>
      <style:text-properties style:font-name="KFGQPC Uthmanic Script HAFS1" fo:font-size="22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4" style:family="paragraph" style:parent-style-name="Text_20_body">
      <style:paragraph-properties fo:text-align="center" style:justify-single-word="false" style:writing-mode="rl-tb"/>
      <style:text-properties style:font-name="KFGQPC Uthmanic Script HAFS1" fo:font-size="20pt" fo:font-weight="normal" officeooo:rsid="001cfb00" officeooo:paragraph-rsid="001cfb00" style:font-size-asian="20pt" style:font-weight-asian="normal" style:font-name-complex="KFGQPC Uthmanic Script HAFS1" style:font-size-complex="2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c379c" officeooo:paragraph-rsid="001c379c" style:font-size-asian="22pt" style:font-name-complex="KFGQPC Uthmanic Script HAFS1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6f2e1" officeooo:paragraph-rsid="0016f2e1" style:font-size-asian="22pt" style:font-name-complex="KFGQPC Uthmanic Script HAFS1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KFGQPC Uthmanic Script HAFS1" fo:font-size="18pt" officeooo:rsid="00191680" officeooo:paragraph-rsid="00191680" style:font-size-asian="22pt" style:font-name-complex="KFGQPC Uthmanic Script HAFS1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KFGQPC Uthmanic Script HAFS1" fo:font-size="18pt" officeooo:rsid="003c8982" officeooo:paragraph-rsid="003c8982" style:font-size-asian="22pt" style:font-name-complex="KFGQPC Uthmanic Script HAFS1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21556" officeooo:paragraph-rsid="00421556" style:font-size-asian="22pt" style:font-name-complex="KFGQPC Uthmanic Script HAFS1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KFGQPC Uthmanic Script HAFS1" fo:font-size="18pt" officeooo:rsid="0046e689" officeooo:paragraph-rsid="0046e689" style:font-size-asian="22pt" style:font-name-complex="KFGQPC Uthmanic Script HAFS1" style:font-size-complex="18pt"/>
    </style:style>
    <style:style style:name="P13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KFGQPC Uthmanic Script HAFS1" fo:font-size="22pt" fo:font-weight="normal" officeooo:rsid="000e60d8" officeooo:paragraph-rsid="000ae866" fo:background-color="transparent" style:font-size-asian="22pt" style:font-weight-asian="normal" style:font-name-complex="KFGQPC Uthmanic Script HAFS1" style:font-size-complex="2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57176" officeooo:paragraph-rsid="00157176" style:font-size-asian="22pt" style:font-name-complex="KFGQPC Uthmanic Script HAFS1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KFGQPC Uthmanic Script HAFS1" fo:font-size="18pt" officeooo:rsid="0017943f" officeooo:paragraph-rsid="0017943f" style:font-size-asian="22pt" style:font-name-complex="KFGQPC Uthmanic Script HAFS1" style:font-size-complex="18pt"/>
    </style:style>
    <style:style style:name="P16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17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253ad1" officeooo:paragraph-rsid="00262728" fo:background-color="transparent" style:font-size-asian="22pt" style:font-weight-asian="normal" style:font-name-complex="KFGQPC Uthmanic Script HAFS1" style:font-size-complex="22pt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19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fo:font-weight="normal" officeooo:rsid="0036ec0e" officeooo:paragraph-rsid="0036ec0e" fo:background-color="transparent" style:font-size-asian="22pt" style:font-weight-asian="normal" style:font-name-complex="KFGQPC Uthmanic Script HAFS1" style:font-size-complex="22pt" style:font-weight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ora1" fo:font-size="22pt" style:text-underline-style="none" fo:font-weight="normal" officeooo:rsid="0036ec0e" officeooo:paragraph-rsid="00375a5d" fo:background-color="transparent" style:font-size-asian="22pt" style:font-weight-asian="normal" style:font-name-complex="KFGQPC Uthmanic Script HAFS1" style:font-size-complex="22pt" style:font-weight-complex="normal"/>
    </style:style>
    <style:style style:name="P21" style:family="paragraph" style:parent-style-name="Text_20_body">
      <style:paragraph-properties fo:text-align="start" style:justify-single-word="false" fo:break-before="page" style:writing-mode="lr-tb"/>
      <style:text-properties style:use-window-font-color="true" loext:opacity="0%" style:font-name="Lora1" fo:font-size="22pt" style:text-underline-style="none" officeooo:rsid="00253ad1" officeooo:paragraph-rsid="00375a5d" fo:background-color="transparent" style:font-size-asian="22pt" style:font-size-complex="22pt"/>
    </style:style>
    <style:style style:name="P22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Lora1" fo:font-size="14pt" officeooo:rsid="001ca278" officeooo:paragraph-rsid="001ca278" style:font-size-asian="14pt" style:font-name-complex="Lora1" style:font-size-complex="14pt"/>
    </style:style>
    <style:style style:name="P23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1ca278" officeooo:paragraph-rsid="00375a5d" style:font-size-asian="16pt" style:font-name-complex="Lora1" style:font-size-complex="16pt"/>
    </style:style>
    <style:style style:name="P24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421556" officeooo:paragraph-rsid="00421556" style:font-size-asian="16pt" style:font-name-complex="Lora1" style:font-size-complex="16pt"/>
    </style:style>
    <style:style style:name="P25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3c8982" officeooo:paragraph-rsid="003c8982" style:font-size-asian="16pt" style:font-size-complex="16pt"/>
    </style:style>
    <style:style style:name="P26" style:family="paragraph" style:parent-style-name="Table_20_Contents">
      <style:paragraph-properties fo:text-align="center" style:justify-single-word="false" style:writing-mode="rl-tb"/>
      <style:text-properties style:font-name="Lora1" fo:font-size="16pt" officeooo:rsid="003c8982" officeooo:paragraph-rsid="003c8982" style:font-size-asian="16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Lora1" fo:font-size="16pt" officeooo:rsid="0029f96a" officeooo:paragraph-rsid="0029f96a" style:font-size-asian="16pt" style:font-size-complex="16pt"/>
    </style:style>
    <style:style style:name="P28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cfb00" officeooo:paragraph-rsid="001cfb00" style:font-size-asian="22pt" style:font-weight-asian="normal" style:font-name-complex="KFGQPC Uthmanic Script HAFS1" style:font-size-complex="50pt" style:font-weight-complex="normal"/>
    </style:style>
    <style:style style:name="P29" style:family="paragraph" style:parent-style-name="Text_20_body">
      <style:paragraph-properties fo:text-align="center" style:justify-single-word="false" style:writing-mode="lr-tb"/>
      <style:text-properties style:font-name="Lora1" fo:font-size="16pt" fo:font-weight="normal" officeooo:rsid="001fe92a" officeooo:paragraph-rsid="001fe92a" style:font-size-asian="22pt" style:font-weight-asian="normal" style:font-name-complex="KFGQPC Uthmanic Script HAFS1" style:font-size-complex="5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ora1" fo:font-size="18pt" officeooo:rsid="00375a5d" officeooo:paragraph-rsid="00375a5d" style:font-size-asian="18pt" style:font-size-complex="18pt"/>
    </style:style>
    <style:style style:name="P31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75a5d" officeooo:paragraph-rsid="00375a5d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style:font-name="Lora1" fo:font-size="18pt" officeooo:rsid="0037736b" officeooo:paragraph-rsid="0037736b" style:font-size-asian="18pt" style:font-size-complex="18pt"/>
    </style:style>
    <style:style style:name="P33" style:family="paragraph" style:parent-style-name="Table_20_Contents">
      <style:paragraph-properties fo:text-align="center" style:justify-single-word="false"/>
      <style:text-properties style:font-name="Lora1" fo:font-size="18pt" style:font-size-asian="18pt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style:font-name="Lora1" fo:font-size="18pt" officeooo:rsid="002a2e45" officeooo:paragraph-rsid="002a2e45" style:font-size-asian="18pt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style:font-name="Lora1" fo:font-size="18pt" officeooo:rsid="003d9b57" officeooo:paragraph-rsid="003d9b57" style:font-size-asian="18pt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style:font-name="Lora1" fo:font-size="18pt" officeooo:rsid="002c1ed5" officeooo:paragraph-rsid="002c1ed5" style:font-size-asian="18pt" style:font-size-complex="18pt"/>
    </style:style>
    <style:style style:name="P37" style:family="paragraph" style:parent-style-name="Table_20_Contents">
      <style:paragraph-properties fo:text-align="center" style:justify-single-word="false"/>
      <style:text-properties style:font-name="Lora1" fo:font-size="18pt" officeooo:rsid="0029f96a" officeooo:paragraph-rsid="0029f96a" style:font-size-asian="18pt" style:font-size-complex="18pt"/>
    </style:style>
    <style:style style:name="P38" style:family="paragraph" style:parent-style-name="Table_20_Contents">
      <style:paragraph-properties fo:text-align="center" style:justify-single-word="false"/>
      <style:text-properties style:font-name="Lora1" fo:font-size="18pt" officeooo:rsid="003eb53d" officeooo:paragraph-rsid="003eb53d" style:font-size-asian="18pt" style:font-size-complex="18pt"/>
    </style:style>
    <style:style style:name="P39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c8982" officeooo:paragraph-rsid="003c8982" style:font-size-asian="18pt" style:font-size-complex="18pt"/>
    </style:style>
    <style:style style:name="P40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387f63" officeooo:paragraph-rsid="00387f63" style:font-size-asian="18pt" style:font-size-complex="18pt"/>
    </style:style>
    <style:style style:name="P41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297b7e" officeooo:paragraph-rsid="00297b7e" style:font-size-asian="18pt" style:font-size-complex="18pt"/>
    </style:style>
    <style:style style:name="P42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6e689" officeooo:paragraph-rsid="0046e689" style:font-size-asian="18pt" style:font-size-complex="18pt"/>
    </style:style>
    <style:style style:name="P43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4a1770" style:font-size-asian="18pt" style:font-size-complex="18pt"/>
    </style:style>
    <style:style style:name="P44" style:family="paragraph" style:parent-style-name="Table_20_Contents">
      <style:paragraph-properties fo:text-align="center" style:justify-single-word="false"/>
      <style:text-properties style:font-name="Lora1" fo:font-size="18pt" officeooo:rsid="00507550" officeooo:paragraph-rsid="00507550" style:font-size-asian="18pt" style:font-size-complex="18pt"/>
    </style:style>
    <style:style style:name="P45" style:family="paragraph" style:parent-style-name="Table_20_Contents">
      <style:paragraph-properties fo:text-align="center" style:justify-single-word="false"/>
      <style:text-properties style:font-name="Lora1" fo:font-size="18pt" officeooo:rsid="0051d2a4" officeooo:paragraph-rsid="0051d2a4" style:font-size-asian="18pt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style:font-name="Lora1" fo:font-size="14pt" officeooo:rsid="004005c2" officeooo:paragraph-rsid="004005c2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ora1" fo:font-size="14pt" officeooo:rsid="003d9b57" officeooo:paragraph-rsid="003d9b5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ora1" fo:font-size="14pt" officeooo:rsid="00375a5d" officeooo:paragraph-rsid="00375a5d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ora1" fo:font-size="14pt" officeooo:rsid="002c1ed5" officeooo:paragraph-rsid="003d9b5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ora1" fo:font-size="14pt" officeooo:rsid="002a5810" officeooo:paragraph-rsid="002a5810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ora1" fo:font-size="14pt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ora1" fo:font-size="14pt" officeooo:rsid="0029f96a" officeooo:paragraph-rsid="003d9b5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ora1" fo:font-size="14pt" officeooo:rsid="0029f96a" officeooo:paragraph-rsid="0029f96a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Lora1" fo:font-size="14pt" officeooo:rsid="00297b7e" officeooo:paragraph-rsid="00297b7e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ora1" fo:font-size="14pt" officeooo:rsid="003a70d4" officeooo:paragraph-rsid="003a70d4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Lora1" fo:font-size="14pt" officeooo:rsid="003c8982" officeooo:paragraph-rsid="003c8982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ora1" fo:font-size="14pt" officeooo:rsid="004a1770" officeooo:paragraph-rsid="004a1770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ora1" fo:font-size="14pt" officeooo:rsid="00507550" officeooo:paragraph-rsid="00507550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Lora1" fo:font-size="14pt" officeooo:rsid="00507550" officeooo:paragraph-rsid="0051930b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Lora1" fo:font-size="14pt" officeooo:rsid="0051d2a4" officeooo:paragraph-rsid="0051d2a4" style:font-size-asian="12pt" style:font-size-complex="12pt"/>
    </style:style>
    <style:style style:name="P61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1ca278" officeooo:paragraph-rsid="001ca278" style:font-size-asian="14pt" style:font-name-complex="Lora1" style:font-size-complex="14pt"/>
    </style:style>
    <style:style style:name="P62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2467d5" officeooo:paragraph-rsid="002467d5" style:font-size-asian="14pt" style:font-name-complex="Lora1" style:font-size-complex="14pt"/>
    </style:style>
    <style:style style:name="P63" style:family="paragraph" style:parent-style-name="Table_20_Contents">
      <style:paragraph-properties fo:text-align="center" style:justify-single-word="false" style:writing-mode="lr-tb"/>
      <style:text-properties style:font-name="Lora1" fo:font-size="14pt" officeooo:rsid="0046e689" officeooo:paragraph-rsid="0046e689" style:font-size-asian="14pt" style:font-name-complex="Lora1" style:font-size-complex="14pt"/>
    </style:style>
    <style:style style:name="P64" style:family="paragraph" style:parent-style-name="Table_20_Contents">
      <style:paragraph-properties fo:text-align="center" style:justify-single-word="false" style:writing-mode="lr-tb"/>
      <style:text-properties style:font-name="Lora1" fo:font-size="12pt" officeooo:rsid="001ab4ce" officeooo:paragraph-rsid="001ab4ce" style:font-size-asian="16pt" style:font-name-complex="Lora1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f1693" officeooo:paragraph-rsid="002f1693" style:font-size-asian="18pt" style:font-size-complex="18pt"/>
    </style:style>
    <style:style style:name="P66" style:family="paragraph" style:parent-style-name="Table_20_Contents">
      <style:paragraph-properties fo:text-align="center" style:justify-single-word="false"/>
      <style:text-properties fo:color="#c9211e" loext:opacity="100%" style:font-name="Lora1" fo:font-size="18pt" officeooo:rsid="002a2e45" officeooo:paragraph-rsid="002a2e45" style:font-size-asian="18pt" style:font-size-complex="18pt"/>
    </style:style>
    <style:style style:name="P67" style:family="paragraph" style:parent-style-name="Table_20_Contents">
      <style:paragraph-properties fo:text-align="center" style:justify-single-word="false"/>
      <style:text-properties fo:color="#c9211e" loext:opacity="100%" style:font-name="Lora1" fo:font-size="14pt" officeooo:rsid="002f1693" officeooo:paragraph-rsid="003d9b57" style:font-size-asian="12pt" style:font-size-complex="12pt"/>
    </style:style>
    <style:style style:name="P68" style:family="paragraph" style:parent-style-name="Text_20_body">
      <style:paragraph-properties fo:text-align="start" style:justify-single-word="false" fo:break-before="page" style:writing-mode="lr-tb"/>
      <style:text-properties fo:color="#2a6099" loext:opacity="100%" style:font-name="Lora1" fo:font-size="15pt" officeooo:rsid="001cc888" officeooo:paragraph-rsid="001cc888" style:font-size-asian="15pt" style:font-name-complex="Lora1" style:font-size-complex="15pt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55f248" officeooo:paragraph-rsid="0055f248" style:font-size-asian="18pt" style:font-size-complex="18pt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4a1770" officeooo:paragraph-rsid="0056e984" style:font-size-asian="18pt" style:font-size-complex="18pt"/>
    </style:style>
    <style:style style:name="P71" style:family="paragraph" style:parent-style-name="Table_20_Contents">
      <style:paragraph-properties fo:text-align="center" style:justify-single-word="false" style:writing-mode="rl-tb"/>
      <style:text-properties style:font-name="Lora1" fo:font-size="18pt" officeooo:rsid="0056e984" officeooo:paragraph-rsid="0056e984" style:font-size-asian="18pt" style:font-size-complex="18pt"/>
    </style:style>
    <style:style style:name="P72" style:family="paragraph" style:parent-style-name="Table_20_Contents">
      <style:paragraph-properties fo:text-align="center" style:justify-single-word="false"/>
      <style:text-properties style:font-name="Lora1" fo:font-size="14pt" officeooo:rsid="0056e984" officeooo:paragraph-rsid="0056e984" style:font-size-asian="12pt" style:font-size-complex="12pt"/>
    </style:style>
    <style:style style:name="P73" style:family="paragraph" style:parent-style-name="Table_20_Contents">
      <style:paragraph-properties fo:text-align="center" style:justify-single-word="false" style:writing-mode="lr-tb"/>
      <style:text-properties style:font-name="Lora1" fo:font-size="16pt" officeooo:rsid="00589d6a" officeooo:paragraph-rsid="00589d6a" style:font-size-asian="16pt" style:font-name-complex="Lora1" style:font-size-complex="16pt"/>
    </style:style>
    <style:style style:name="P74" style:family="paragraph" style:parent-style-name="Table_20_Contents">
      <style:paragraph-properties fo:text-align="center" style:justify-single-word="false"/>
      <style:text-properties style:font-name="KFGQPC Uthmanic Script HAFS1" fo:font-size="22pt" officeooo:rsid="0057e508" officeooo:paragraph-rsid="0057e508" style:font-size-asian="22pt" style:font-name-complex="KFGQPC Uthmanic Script HAFS1" style:font-size-complex="22pt"/>
    </style:style>
    <style:style style:name="T1" style:family="text">
      <style:text-properties officeooo:rsid="0016f2e1"/>
    </style:style>
    <style:style style:name="T2" style:family="text">
      <style:text-properties officeooo:rsid="0019168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name-complex="KFGQPC Uthmanic Script HAFS1" style:font-weight-complex="normal"/>
    </style:style>
    <style:style style:name="T5" style:family="text">
      <style:text-properties fo:font-weight="normal" officeooo:rsid="00262728" style:font-weight-asian="normal" style:font-name-complex="KFGQPC Uthmanic Script HAFS1" style:font-weight-complex="normal"/>
    </style:style>
    <style:style style:name="T6" style:family="text">
      <style:text-properties fo:color="#808080" loext:opacity="100%" fo:font-size="20pt" style:font-size-asian="20pt" style:font-size-complex="20pt"/>
    </style:style>
    <style:style style:name="T7" style:family="text">
      <style:text-properties fo:color="#2a6099" loext:opacity="100%" fo:font-size="20pt" style:font-size-asian="20pt" style:font-size-complex="20pt"/>
    </style:style>
    <style:style style:name="T8" style:family="text">
      <style:text-properties fo:color="#2a6099" loext:opacity="100%" fo:font-size="20pt" officeooo:rsid="0021467e" style:font-size-asian="20pt" style:font-size-complex="20pt"/>
    </style:style>
    <style:style style:name="T9" style:family="text">
      <style:text-properties officeooo:rsid="002d8c6d"/>
    </style:style>
    <style:style style:name="T10" style:family="text">
      <style:text-properties officeooo:rsid="003a8f57"/>
    </style:style>
    <style:style style:name="T11" style:family="text">
      <style:text-properties officeooo:rsid="003d9b57"/>
    </style:style>
    <style:style style:name="T12" style:family="text">
      <style:text-properties fo:font-size="19pt" fo:font-weight="normal" style:font-weight-asian="normal" style:font-size-complex="19pt" style:font-weight-complex="normal"/>
    </style:style>
    <style:style style:name="T13" style:family="text">
      <style:text-properties fo:font-size="19pt" fo:font-weight="normal" style:font-weight-asian="normal" style:font-name-complex="KFGQPC Uthmanic Script HAFS1" style:font-size-complex="19pt" style:font-weight-complex="normal"/>
    </style:style>
    <style:style style:name="T14" style:family="text">
      <style:text-properties officeooo:rsid="00421556"/>
    </style:style>
    <style:style style:name="T15" style:family="text">
      <style:text-properties officeooo:rsid="00427a9a"/>
    </style:style>
    <style:style style:name="T16" style:family="text">
      <style:text-properties officeooo:rsid="00442cb1"/>
    </style:style>
    <style:style style:name="T17" style:family="text">
      <style:text-properties officeooo:rsid="004b419e"/>
    </style:style>
    <style:style style:name="T18" style:family="text">
      <style:text-properties officeooo:rsid="00549ca5"/>
    </style:style>
    <style:style style:name="T19" style:family="text">
      <style:text-properties officeooo:rsid="005a34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/>
      <text:h text:style-name="P3" text:outline-level="3">سورة المنافق</text:h>
      <text:h text:style-name="P3" text:outline-level="3"><text:span text:style-name="T6">[</text:span><text:span text:style-name="T7">النحو </text:span><text:span text:style-name="T8">والصرف</text:span><text:span text:style-name="T6">]</text:span></text:h>
      <text:p text:style-name="P4"/>
      <text:p text:style-name="P4"/>
      <text:p text:style-name="P4"/>
      <text:p text:style-name="P4"/>
      <text:p text:style-name="P4"/>
      <text:p text:style-name="P4"/>
      <text:p text:style-name="P28"/>
      <text:p text:style-name="P28"/>
      <text:p text:style-name="P28">From: Dream Program</text:p>
      <text:p text:style-name="P28">By Sakib</text:p>
      <text:p text:style-name="P28"/>
      <text:p text:style-name="P29">Mail: Sakibul706@gmail.com</text:p>
      <text:p text:style-name="P68"><text:span text:style-name="T12">Small Families </text:span><text:span text:style-name="T13">صرف</text:span><text:span text:style-name="T12">:</text:span><text:span text:style-name="T3"> 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24">Meaning</text:p>
          </table:table-cell>
          <table:table-cell table:style-name="Table1.A1" office:value-type="string">
            <text:p text:style-name="P11">ماصي</text:p>
          </table:table-cell>
          <table:table-cell table:style-name="Table1.A1" office:value-type="string">
            <text:p text:style-name="P11">مضار<text:span text:style-name="T15">ع</text:span></text:p>
          </table:table-cell>
          <table:table-cell table:style-name="Table1.D1" office:value-type="string">
            <text:p text:style-name="P11">مص<text:span text:style-name="T15">د</text:span>ر</text:p>
          </table:table-cell>
        </table:table-row>
        <table:table-row>
          <table:table-cell table:style-name="Table1.A2" office:value-type="string">
            <text:p text:style-name="P64">To come</text:p>
          </table:table-cell>
          <table:table-cell table:style-name="Table1.B2" office:value-type="string">
            <text:p text:style-name="P5">جَاءَ</text:p>
          </table:table-cell>
          <table:table-cell table:style-name="Table1.C2" office:value-type="string">
            <text:p text:style-name="P5">يَجِيؤُ</text:p>
          </table:table-cell>
          <table:table-cell table:style-name="Table1.D2" office:value-type="string">
            <text:p text:style-name="P5">مَجِيئًا</text:p>
          </table:table-cell>
        </table:table-row>
        <table:table-row>
          <table:table-cell table:style-name="Table1.A3" office:value-type="string">
            <text:p text:style-name="P61">To Say</text:p>
          </table:table-cell>
          <table:table-cell table:style-name="Table1.B3" office:value-type="string">
            <text:p text:style-name="P5">قَالَ</text:p>
          </table:table-cell>
          <table:table-cell table:style-name="Table1.B3" office:value-type="string">
            <text:p text:style-name="P5">يَقُولُ</text:p>
          </table:table-cell>
          <table:table-cell table:style-name="Table1.D3" office:value-type="string">
            <text:p text:style-name="P5">قَولًا</text:p>
          </table:table-cell>
        </table:table-row>
        <table:table-row>
          <table:table-cell table:style-name="Table1.A3" office:value-type="string">
            <text:p text:style-name="P61">To testify</text:p>
          </table:table-cell>
          <table:table-cell table:style-name="Table1.B3" office:value-type="string">
            <text:p text:style-name="P5">شَهِدَ</text:p>
          </table:table-cell>
          <table:table-cell table:style-name="Table1.B3" office:value-type="string">
            <text:p text:style-name="P5">يشهَدُ</text:p>
          </table:table-cell>
          <table:table-cell table:style-name="Table1.D3" office:value-type="string">
            <text:p text:style-name="P5">شَهَادَةً</text:p>
          </table:table-cell>
        </table:table-row>
        <table:table-row>
          <table:table-cell table:style-name="Table1.A3" office:value-type="string">
            <text:p text:style-name="P61">To know</text:p>
          </table:table-cell>
          <table:table-cell table:style-name="Table1.B3" office:value-type="string">
            <text:p text:style-name="P5">عَلِمَ</text:p>
          </table:table-cell>
          <table:table-cell table:style-name="Table1.B3" office:value-type="string">
            <text:p text:style-name="P5">يَعْلَمُ</text:p>
          </table:table-cell>
          <table:table-cell table:style-name="Table1.D3" office:value-type="string">
            <text:p text:style-name="P5">عِلْمًا</text:p>
          </table:table-cell>
        </table:table-row>
        <table:table-row>
          <table:table-cell table:style-name="Table1.A3" office:value-type="string">
            <text:p text:style-name="P61">To lie</text:p>
          </table:table-cell>
          <table:table-cell table:style-name="Table1.B3" office:value-type="string">
            <text:p text:style-name="P6">كَذَبَ</text:p>
          </table:table-cell>
          <table:table-cell table:style-name="Table1.B3" office:value-type="string">
            <text:p text:style-name="P6">يِكْذِبُ</text:p>
          </table:table-cell>
          <table:table-cell table:style-name="Table1.D3" office:value-type="string">
            <text:p text:style-name="P6">كِذْبًا</text:p>
          </table:table-cell>
        </table:table-row>
        <table:table-row>
          <table:table-cell table:style-name="Table1.A3" office:value-type="string">
            <text:p text:style-name="P22">To block</text:p>
          </table:table-cell>
          <table:table-cell table:style-name="Table1.B3" office:value-type="string">
            <text:p text:style-name="P14">صَدَّ</text:p>
          </table:table-cell>
          <table:table-cell table:style-name="Table1.B3" office:value-type="string">
            <text:p text:style-name="P14">يَصُدُّ</text:p>
          </table:table-cell>
          <table:table-cell table:style-name="Table1.D3" office:value-type="string">
            <text:p text:style-name="P14">صَد<text:span text:style-name="T2">ًّ</text:span>ا</text:p>
          </table:table-cell>
        </table:table-row>
        <table:table-row>
          <table:table-cell table:style-name="Table1.A3" office:value-type="string">
            <text:p text:style-name="P61">To do</text:p>
          </table:table-cell>
          <table:table-cell table:style-name="Table1.B3" office:value-type="string">
            <text:p text:style-name="P5">عَمِلَ</text:p>
          </table:table-cell>
          <table:table-cell table:style-name="Table1.B3" office:value-type="string">
            <text:p text:style-name="P5">يَعْمَلُ</text:p>
          </table:table-cell>
          <table:table-cell table:style-name="Table1.D3" office:value-type="string">
            <text:p text:style-name="P5">عَمَلًا</text:p>
          </table:table-cell>
        </table:table-row>
        <table:table-row>
          <table:table-cell table:style-name="Table1.A3" office:value-type="string">
            <text:p text:style-name="P61"><text:s/>To disbelieve </text:p>
          </table:table-cell>
          <table:table-cell table:style-name="Table1.B3" office:value-type="string">
            <text:p text:style-name="P5">كَفَرَ</text:p>
          </table:table-cell>
          <table:table-cell table:style-name="Table1.B3" office:value-type="string">
            <text:p text:style-name="P5">يَكْف<text:span text:style-name="T1">ِ</text:span>رُ</text:p>
          </table:table-cell>
          <table:table-cell table:style-name="Table1.D3" office:value-type="string">
            <text:p text:style-name="P5">كُفْرًا</text:p>
          </table:table-cell>
        </table:table-row>
        <table:table-row>
          <table:table-cell table:style-name="Table1.A3" office:value-type="string">
            <text:p text:style-name="P61">To seal</text:p>
          </table:table-cell>
          <table:table-cell table:style-name="Table1.B3" office:value-type="string">
            <text:p text:style-name="P7">طَبَعَ</text:p>
          </table:table-cell>
          <table:table-cell table:style-name="Table1.B3" office:value-type="string">
            <text:p text:style-name="P7">يَطْبَعُ</text:p>
          </table:table-cell>
          <table:table-cell table:style-name="Table1.D3" office:value-type="string">
            <text:p text:style-name="P7">طَبْعًا</text:p>
          </table:table-cell>
        </table:table-row>
        <table:table-row>
          <table:table-cell table:style-name="Table1.A3" office:value-type="string">
            <text:p text:style-name="P61">To understand deeply</text:p>
          </table:table-cell>
          <table:table-cell table:style-name="Table1.B3" office:value-type="string">
            <text:p text:style-name="P7">فَقِهَ</text:p>
          </table:table-cell>
          <table:table-cell table:style-name="Table1.B3" office:value-type="string">
            <text:p text:style-name="P7">يَفْقَهُ</text:p>
          </table:table-cell>
          <table:table-cell table:style-name="Table1.D3" office:value-type="string">
            <text:p text:style-name="P7">فِقْهًا</text:p>
          </table:table-cell>
        </table:table-row>
        <table:table-row>
          <table:table-cell table:style-name="Table1.A3" office:value-type="string">
            <text:p text:style-name="P61">To see</text:p>
          </table:table-cell>
          <table:table-cell table:style-name="Table1.B3" office:value-type="string">
            <text:p text:style-name="P8">رَأَي</text:p>
          </table:table-cell>
          <table:table-cell table:style-name="Table1.B3" office:value-type="string">
            <text:p text:style-name="P8">يَرَي</text:p>
          </table:table-cell>
          <table:table-cell table:style-name="Table1.D3" office:value-type="string">
            <text:p text:style-name="P8">رُؤْيَةً</text:p>
          </table:table-cell>
        </table:table-row>
        <table:table-row>
          <table:table-cell table:style-name="Table1.A3" office:value-type="string">
            <text:p text:style-name="P61">To watch-out</text:p>
          </table:table-cell>
          <table:table-cell table:style-name="Table1.B3" office:value-type="string">
            <text:p text:style-name="P8">حَذِرَ</text:p>
          </table:table-cell>
          <table:table-cell table:style-name="Table1.B3" office:value-type="string">
            <text:p text:style-name="P8">يَحْذَرُ</text:p>
          </table:table-cell>
          <table:table-cell table:style-name="Table1.D3" office:value-type="string">
            <text:p text:style-name="P8">حِذْرًا</text:p>
          </table:table-cell>
        </table:table-row>
        <table:table-row>
          <table:table-cell table:style-name="Table1.A3" office:value-type="string">
            <text:p text:style-name="P22">To deviate</text:p>
          </table:table-cell>
          <table:table-cell table:style-name="Table1.B3" office:value-type="string">
            <text:p text:style-name="P15">أَف<text:span text:style-name="T9">ِ</text:span>كَ</text:p>
          </table:table-cell>
          <table:table-cell table:style-name="Table1.B3" office:value-type="string">
            <text:p text:style-name="P15">يَأْف<text:span text:style-name="T9">َ</text:span>كُ</text:p>
          </table:table-cell>
          <table:table-cell table:style-name="Table1.D3" office:value-type="string">
            <text:p text:style-name="P15"><text:span text:style-name="T9">إِ</text:span>فْكًا</text:p>
          </table:table-cell>
        </table:table-row>
        <table:table-row>
          <table:table-cell table:style-name="Table1.A3" office:value-type="string">
            <text:p text:style-name="P61">To forgive</text:p>
          </table:table-cell>
          <table:table-cell table:style-name="Table1.B3" office:value-type="string">
            <text:p text:style-name="P8">غَفَرَ</text:p>
          </table:table-cell>
          <table:table-cell table:style-name="Table1.B3" office:value-type="string">
            <text:p text:style-name="P8">يَغْفِرُ</text:p>
          </table:table-cell>
          <table:table-cell table:style-name="Table1.D3" office:value-type="string">
            <text:p text:style-name="P8">غُفْرًا</text:p>
          </table:table-cell>
        </table:table-row>
        <table:table-row>
          <table:table-cell table:style-name="Table1.A3" office:value-type="string">
            <text:p text:style-name="P61">To guide</text:p>
          </table:table-cell>
          <table:table-cell table:style-name="Table1.B3" office:value-type="string">
            <text:p text:style-name="P9">هَدَي</text:p>
          </table:table-cell>
          <table:table-cell table:style-name="Table1.B3" office:value-type="string">
            <text:p text:style-name="P9">يَهْدِي</text:p>
          </table:table-cell>
          <table:table-cell table:style-name="Table1.D3" office:value-type="string">
            <text:p text:style-name="P9">هُدًا</text:p>
          </table:table-cell>
        </table:table-row>
        <text:soft-page-break/>
        <table:table-row>
          <table:table-cell table:style-name="Table1.A17" office:value-type="string">
            <text:p text:style-name="P63">To return</text:p>
          </table:table-cell>
          <table:table-cell table:style-name="Table1.B17" office:value-type="string">
            <text:p text:style-name="P12">رَجَعَ</text:p>
          </table:table-cell>
          <table:table-cell table:style-name="Table1.B17" office:value-type="string">
            <text:p text:style-name="P12">يَرْجِعُ</text:p>
          </table:table-cell>
          <table:table-cell table:style-name="Table1.D17" office:value-type="string">
            <text:p text:style-name="P12">رُجُوعًا</text:p>
          </table:table-cell>
        </table:table-row>
        <table:table-row>
          <table:table-cell table:style-name="Table1.A18" office:value-type="string">
            <text:p text:style-name="P62"/>
          </table:table-cell>
          <table:table-cell table:style-name="Table1.B18" office:value-type="string">
            <text:p text:style-name="P10"/>
          </table:table-cell>
          <table:table-cell table:style-name="Table1.B18" office:value-type="string">
            <text:p text:style-name="P10"/>
          </table:table-cell>
          <table:table-cell table:style-name="Table1.D18" office:value-type="string">
            <text:p text:style-name="P9"/>
          </table:table-cell>
        </table:table-row>
      </table:table>
      <text:p text:style-name="P13"/>
      <text:p text:style-name="P16"/>
      <text:p text:style-name="P17">Big Families (meanings only)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Wor<text:span text:style-name="T14">d</text:span></text:p>
          </table:table-cell>
          <table:table-cell table:style-name="Table2.A1" office:value-type="string">
            <text:p text:style-name="P25">Family</text:p>
          </table:table-cell>
          <table:table-cell table:style-name="Table2.C1" office:value-type="string">
            <text:p text:style-name="P26">Meaning</text:p>
          </table:table-cell>
        </table:table-row>
        <table:table-row>
          <table:table-cell table:style-name="Table2.A2" office:value-type="string">
            <text:p text:style-name="P41">مُنَافِقُونَ</text:p>
          </table:table-cell>
          <table:table-cell table:style-name="Table2.B2" office:value-type="string">
            <text:p text:style-name="P69">جاهد</text:p>
          </table:table-cell>
          <table:table-cell table:style-name="Table2.C2" office:value-type="string">
            <text:p text:style-name="P54">To hypocrite</text:p>
          </table:table-cell>
        </table:table-row>
        <table:table-row>
          <table:table-cell table:style-name="Table2.A2" office:value-type="string">
            <text:p text:style-name="P41">اِتَّجَذُوا</text:p>
          </table:table-cell>
          <table:table-cell table:style-name="Table2.B2" office:value-type="string">
            <text:p text:style-name="P69">اقترب</text:p>
          </table:table-cell>
          <table:table-cell table:style-name="Table2.C2" office:value-type="string">
            <text:p text:style-name="P54">To take</text:p>
          </table:table-cell>
        </table:table-row>
        <table:table-row>
          <table:table-cell table:style-name="Table2.A2" office:value-type="string">
            <text:p text:style-name="P31">مُسَنَّدَةٌ</text:p>
          </table:table-cell>
          <table:table-cell table:style-name="Table2.B2" office:value-type="string">
            <text:p text:style-name="P69">علَّم</text:p>
          </table:table-cell>
          <table:table-cell table:style-name="Table2.C2" office:value-type="string">
            <text:p text:style-name="P48">To lean</text:p>
          </table:table-cell>
        </table:table-row>
        <table:table-row>
          <table:table-cell table:style-name="Table2.A2" office:value-type="string">
            <text:p text:style-name="P31">قَاتَلَ</text:p>
          </table:table-cell>
          <table:table-cell table:style-name="Table2.B2" office:value-type="string">
            <text:p text:style-name="P69">جاهد</text:p>
          </table:table-cell>
          <table:table-cell table:style-name="Table2.C5" office:value-type="string">
            <text:p text:style-name="P48">To <text:span text:style-name="T18">fight</text:span></text:p>
          </table:table-cell>
        </table:table-row>
        <table:table-row>
          <table:table-cell table:style-name="Table2.A2" office:value-type="string">
            <text:p text:style-name="P31">مُسْتَقْبِرُونَ</text:p>
          </table:table-cell>
          <table:table-cell table:style-name="Table2.B2" office:value-type="string">
            <text:p text:style-name="P69">استغفر</text:p>
          </table:table-cell>
          <table:table-cell table:style-name="Table2.C5" office:value-type="string">
            <text:p text:style-name="P48">To be arrogant</text:p>
          </table:table-cell>
        </table:table-row>
        <table:table-row>
          <table:table-cell table:style-name="Table2.A2" office:value-type="string">
            <text:p text:style-name="P40">تُنْفِقُو<text:span text:style-name="T10">نَ</text:span></text:p>
          </table:table-cell>
          <table:table-cell table:style-name="Table2.B2" office:value-type="string">
            <text:p text:style-name="P70">أسلم</text:p>
          </table:table-cell>
          <table:table-cell table:style-name="Table2.C5" office:value-type="string">
            <text:p text:style-name="P55">To spend</text:p>
          </table:table-cell>
        </table:table-row>
        <table:table-row>
          <table:table-cell table:style-name="Table2.A2" office:value-type="string">
            <text:p text:style-name="P39">يَنْفَصُّونَ</text:p>
          </table:table-cell>
          <table:table-cell table:style-name="Table2.B2" office:value-type="string">
            <text:p text:style-name="P39">انقلب</text:p>
          </table:table-cell>
          <table:table-cell table:style-name="Table2.C5" office:value-type="string">
            <text:p text:style-name="P56">To disperse</text:p>
          </table:table-cell>
        </table:table-row>
        <table:table-row>
          <table:table-cell table:style-name="Table2.A2" office:value-type="string">
            <text:p text:style-name="P43">يُخْرِجُ</text:p>
          </table:table-cell>
          <table:table-cell table:style-name="Table2.B2" office:value-type="string">
            <text:p text:style-name="P43">أسلم</text:p>
          </table:table-cell>
          <table:table-cell table:style-name="Table2.C5" office:value-type="string">
            <text:p text:style-name="P57">To <text:span text:style-name="T17">expel</text:span></text:p>
          </table:table-cell>
        </table:table-row>
        <table:table-row>
          <table:table-cell table:style-name="Table2.A10" office:value-type="string">
            <text:p text:style-name="P71">تُلْهِي</text:p>
          </table:table-cell>
          <table:table-cell table:style-name="Table2.B10" office:value-type="string">
            <text:p text:style-name="P70">أسلم</text:p>
          </table:table-cell>
          <table:table-cell table:style-name="Table2.C5" office:value-type="string">
            <text:p text:style-name="P72">To distract</text:p>
          </table:table-cell>
        </table:table-row>
        <table:table-row>
          <table:table-cell table:style-name="Table2.A11" office:value-type="string">
            <text:p text:style-name="P42"/>
          </table:table-cell>
          <table:table-cell table:style-name="Table2.B11" office:value-type="string">
            <text:p text:style-name="P40"/>
          </table:table-cell>
          <table:table-cell table:style-name="Table2.C5" office:value-type="string">
            <text:p text:style-name="P55"/>
          </table:table-cell>
        </table:table-row>
      </table:table>
      <text:p text:style-name="P18"/>
      <text:p text:style-name="P19">Irregular words:</text:p>
      <text:p text:style-name="P20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3">Come!</text:p>
          </table:table-cell>
          <table:table-cell table:style-name="Table4.A1" office:value-type="string">
            <text:p text:style-name="P2">تَعَالْ</text:p>
          </table:table-cell>
          <table:table-cell table:style-name="Table4.A1" office:value-type="string">
            <text:p text:style-name="P1"/>
          </table:table-cell>
          <table:table-cell table:style-name="Table4.D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3">To turn around</text:p>
          </table:table-cell>
          <table:table-cell table:style-name="Table4.A2" office:value-type="string">
            <text:p text:style-name="P2">لَوَّوْا</text:p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73">To distract</text:p>
          </table:table-cell>
          <table:table-cell table:style-name="Table4.A2" office:value-type="string">
            <text:p text:style-name="P74">أَلْهَي</text:p>
          </table:table-cell>
          <table:table-cell table:style-name="Table4.A2" office:value-type="string">
            <text:p text:style-name="P74">يُلْهِي</text:p>
          </table:table-cell>
          <table:table-cell table:style-name="Table4.D2" office:value-type="string">
            <text:p text:style-name="P74">إِلْهَاءًا</text:p>
          </table:table-cell>
        </table:table-row>
      </table:table>
      <text:p text:style-name="P21"><text:span text:style-name="T5">Ims</text:span><text:span text:style-name="T4"> (</text:span><text:span text:style-name="T5">singular and broken plurals</text:span><text:span text:style-name="T4">)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Singular</text:p>
          </table:table-cell>
          <table:table-cell table:style-name="Table3.A1" office:value-type="string">
            <text:p text:style-name="P27">B<text:span text:style-name="T16">roken </text:span>P<text:span text:style-name="T16">lural</text:span></text:p>
          </table:table-cell>
          <table:table-cell table:style-name="Table3.C1" office:value-type="string">
            <text:p text:style-name="P27"><text:span text:style-name="T16">M</text:span>eaning</text:p>
          </table:table-cell>
        </table:table-row>
        <table:table-row>
          <table:table-cell table:style-name="Table3.A2" office:value-type="string">
            <text:p text:style-name="P37">يَمِينٌ</text:p>
          </table:table-cell>
          <table:table-cell table:style-name="Table3.B2" office:value-type="string">
            <text:p text:style-name="P37">أَيمَنٌ</text:p>
          </table:table-cell>
          <table:table-cell table:style-name="Table3.C2" office:value-type="string">
            <text:p text:style-name="P53"><text:span text:style-name="T11">Right hand, o</text:span>ath</text:p>
          </table:table-cell>
        </table:table-row>
        <table:table-row>
          <table:table-cell table:style-name="Table3.A2" office:value-type="string">
            <text:p text:style-name="P37">جُنَّةٌ</text:p>
          </table:table-cell>
          <table:table-cell table:style-name="Table3.B2" office:value-type="string">
            <text:p text:style-name="P33">--</text:p>
          </table:table-cell>
          <table:table-cell table:style-name="Table3.C2" office:value-type="string">
            <text:p text:style-name="P52">Shield</text:p>
          </table:table-cell>
        </table:table-row>
        <table:table-row>
          <table:table-cell table:style-name="Table3.A2" office:value-type="string">
            <text:p text:style-name="P34">قُلُوبٌ</text:p>
          </table:table-cell>
          <table:table-cell table:style-name="Table3.B2" office:value-type="string">
            <text:p text:style-name="P33"/>
          </table:table-cell>
          <table:table-cell table:style-name="Table3.C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B2" office:value-type="string">
            <text:p text:style-name="P34">أَجْسَامٌ</text:p>
          </table:table-cell>
          <table:table-cell table:style-name="Table3.C2" office:value-type="string">
            <text:p text:style-name="P50">Bodies</text:p>
          </table:table-cell>
        </table:table-row>
        <table:table-row>
          <table:table-cell table:style-name="Table3.A2" office:value-type="string">
            <text:p text:style-name="P36">صَيحَةٌ</text:p>
          </table:table-cell>
          <table:table-cell table:style-name="Table3.B2" office:value-type="string">
            <text:p text:style-name="P34"/>
          </table:table-cell>
          <table:table-cell table:style-name="Table3.C2" office:value-type="string">
            <text:p text:style-name="P49">Shout</text:p>
          </table:table-cell>
        </table:table-row>
        <table:table-row>
          <table:table-cell table:style-name="Table3.A2" office:value-type="string">
            <text:p text:style-name="P65">عَدُوٌّ</text:p>
          </table:table-cell>
          <table:table-cell table:style-name="Table3.B2" office:value-type="string">
            <text:p text:style-name="P66"/>
          </table:table-cell>
          <table:table-cell table:style-name="Table3.C2" office:value-type="string">
            <text:p text:style-name="P67">enemy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B2" office:value-type="string">
            <text:p text:style-name="P30">رُءُس</text:p>
          </table:table-cell>
          <table:table-cell table:style-name="Table3.C2" office:value-type="string">
            <text:p text:style-name="P48">Heads</text:p>
          </table:table-cell>
        </table:table-row>
        <table:table-row>
          <table:table-cell table:style-name="Table3.A2" office:value-type="string">
            <text:p text:style-name="P32">فاسِقٌ</text:p>
          </table:table-cell>
          <table:table-cell table:style-name="Table3.B2" office:value-type="string">
            <text:p text:style-name="P34"/>
          </table:table-cell>
          <table:table-cell table:style-name="Table3.C2" office:value-type="string">
            <text:p text:style-name="P46">Corrupt person (see-able)</text:p>
          </table:table-cell>
        </table:table-row>
        <table:table-row>
          <table:table-cell table:style-name="Table3.A2" office:value-type="string">
            <text:p text:style-name="P35">خَزَانَةٌ</text:p>
          </table:table-cell>
          <table:table-cell table:style-name="Table3.B2" office:value-type="string">
            <text:p text:style-name="P38">خَزَائِنُ</text:p>
          </table:table-cell>
          <table:table-cell table:style-name="Table3.C2" office:value-type="string">
            <text:p text:style-name="P47">Treasure</text:p>
          </table:table-cell>
        </table:table-row>
        <table:table-row>
          <table:table-cell table:style-name="Table3.A2" office:value-type="string">
            <text:p text:style-name="P44">الأَعَزُّ</text:p>
          </table:table-cell>
          <table:table-cell table:style-name="Table3.B2" office:value-type="string">
            <text:p text:style-name="P38"/>
          </table:table-cell>
          <table:table-cell table:style-name="Table3.C2" office:value-type="string">
            <text:p text:style-name="P58">The most dignified</text:p>
          </table:table-cell>
        </table:table-row>
        <table:table-row>
          <table:table-cell table:style-name="Table3.A2" office:value-type="string">
            <text:p text:style-name="P44">الأَذَلَّ</text:p>
          </table:table-cell>
          <table:table-cell table:style-name="Table3.B2" office:value-type="string">
            <text:p text:style-name="P38"/>
          </table:table-cell>
          <table:table-cell table:style-name="Table3.C2" office:value-type="string">
            <text:p text:style-name="P59">The most humiliated</text:p>
            <text:p text:style-name="P59">(opposite of الأعزّ)</text:p>
          </table:table-cell>
        </table:table-row>
        <table:table-row>
          <table:table-cell table:style-name="Table3.A13" office:value-type="string">
            <text:p text:style-name="P45">العِزَّةُ</text:p>
          </table:table-cell>
          <table:table-cell table:style-name="Table3.B13" office:value-type="string">
            <text:p text:style-name="P38"/>
          </table:table-cell>
          <table:table-cell table:style-name="Table3.C13" office:value-type="string">
            <text:p text:style-name="P60">Honor, authority and</text:p>
            <text:p text:style-name="P60">might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ora1" svg:font-family="Lora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Noto Sans CJK SC" style:font-size-asian="10.5pt" style:language-asian="zh" style:country-asian="CN" style:font-name-complex="KFGQPC Uthmanic Script HAF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FGQPC Uthmanic Script HAFS" style:font-family-complex="'KFGQPC Uthmanic Script HAFS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ora" fo:font-family="Lora" style:font-size-asian="12pt" style:font-name-complex="KFGQPC Uthmanic Script HAFS" style:font-family-complex="'KFGQPC Uthmanic Script HAFS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ora" fo:font-family="Lora" fo:font-size="12pt" fo:font-style="italic" style:font-size-asian="12pt" style:font-style-asian="italic" style:font-name-complex="KFGQPC Uthmanic Script HAFS" style:font-family-complex="'KFGQPC Uthmanic Script HAF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ra" fo:font-family="Lora" style:font-size-asian="12pt" style:font-name-complex="KFGQPC Uthmanic Script HAFS" style:font-family-complex="'KFGQPC Uthmanic Script HAFS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kib</meta:initial-creator>
    <meta:creation-date>2023-08-07T20:23:24.999269719</meta:creation-date>
    <dc:date>2023-08-10T21:30:23.857170124</dc:date>
    <dc:creator>Sakib</dc:creator>
    <meta:editing-duration>PT16H38M37S</meta:editing-duration>
    <meta:editing-cycles>60</meta:editing-cycles>
    <meta:generator>LibreOffice/7.5.5.2$Linux_X86_64 LibreOffice_project/50$Build-2</meta:generator>
    <meta:document-statistic meta:table-count="4" meta:image-count="0" meta:object-count="0" meta:page-count="6" meta:paragraph-count="146" meta:word-count="205" meta:character-count="1008" meta:non-whitespace-character-count="946"/>
  </office:meta>
</office:document-meta>
</file>